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loext:opacity="100%" fo:letter-spacing="normal"/>
    </style:style>
    <style:style style:name="T1" style:family="text">
      <style:text-properties style:font-name="apple-system" fo:font-size="11.2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•<text:span text:style-name="T1">ERP eta CRM bana edo pare bat emango zaizue taldeko</text:span></text:p>
      <text:p text:style-name="P1">–<text:span text:style-name="T1">Bere ezaugarri nagusiak azaldu</text:span></text:p>
      <text:p text:style-name="P1">–<text:span text:style-name="T1">Bere puntu fuerteak eta ahulak aztertu</text:span></text:p>
      <text:p text:style-name="P1">–<text:span text:style-name="T1">Sektore edo enpresa tamainu konkretu baterako den aztertu</text:span></text:p>
      <text:p text:style-name="P1">–<text:span text:style-name="T1">Eskaintzen dituen modulu edo atalak azaldu</text:span></text:p>
      <text:p text:style-name="P1">–<text:span text:style-name="T1">100 pertsonako enpresa batean inplantatzeak suposatuko lukeen kostua estimatu.</text:span></text:p>
      <text:p text:style-name="P1">–<text:span text:style-name="T1">Enpresan ekarriko lituzkeen abantailak azaldu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u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u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5T13:17:00.092000000</meta:creation-date>
    <dc:date>2022-09-15T13:18:03.153000000</dc:date>
    <meta:editing-duration>PT1M3S</meta:editing-duration>
    <meta:editing-cycles>1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7" meta:word-count="48" meta:character-count="348" meta:non-whitespace-character-count="307"/>
  </office:meta>
</office:document-meta>
</file>